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60">
      <style:table-cell-properties fo:background-color="#ffff00" fo:border="0.06pt solid #000000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 style:data-style-name="N60"/>
    <style:style style:name="ce16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3142in" svg:y="0.4882in">
            <draw:object draw:notify-on-update-of-ranges="Sheet1.G5:Sheet1.G13 Sheet1.G5:Sheet1.G13 Sheet1.H5:Sheet1.H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4.0177in" svg:y="4.8465in">
            <draw:object draw:notify-on-update-of-ranges="Sheet1.D34:Sheet1.D44 Sheet1.C34:Sheet1.C4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4.7008in" svg:y="13.2807in">
            <draw:object draw:notify-on-update-of-ranges="Sheet1.B83:Sheet1.B92 Sheet1.E83:Sheet1.E92 Sheet1.E83:Sheet1.E9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4.4839in" svg:y="20.0126in">
            <draw:object draw:notify-on-update-of-ranges="Sheet1.B117:Sheet1.B127 Sheet1.E117:Sheet1.E127 Sheet1.E117:Sheet1.E12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formula="of:=[.E62]/[.E63]" office:value-type="float" office:value="0.000385049854640392" calcext:value-type="float">
            <text:p>0.0003850499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accel V= 142.6</text:p>
          </table:table-cell>
          <table:table-cell/>
          <table:table-cell table:style-name="ce5" table:formula="of:=(2*142.6)/[.J2]" office:value-type="float" office:value="168757396449.704" calcext:value-type="float">
            <text:p>1.69E+011</text:p>
          </table:table-cell>
          <table:table-cell table:number-columns-repeated="4"/>
          <table:table-cell office:value-type="string" calcext:value-type="string">
            <text:p>Coeff →</text:p>
          </table:table-cell>
          <table:table-cell table:style-name="ce15" office:value-type="float" office:value="0.00000000169" calcext:value-type="float">
            <text:p>1.69E-009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Graph 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rrent</text:p>
          </table:table-cell>
          <table:table-cell office:value-type="string" calcext:value-type="string">
            <text:p>b field</text:p>
          </table:table-cell>
          <table:table-cell office:value-type="string" calcext:value-type="string">
            <text:p>radius(cm)</text:p>
          </table:table-cell>
          <table:table-cell office:value-type="string" calcext:value-type="string">
            <text:p>Radius (m)</text:p>
          </table:table-cell>
          <table:table-cell table:style-name="ce16" office:value-type="string" calcext:value-type="string">
            <text:p>Current^2</text:p>
          </table:table-cell>
          <table:table-cell table:style-name="ce2" office:value-type="string" calcext:value-type="string">
            <text:p>1/r^2</text:p>
          </table:table-cell>
          <table:table-cell table:style-name="ce11" office:value-type="string" calcext:value-type="string">
            <text:p>B^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966" calcext:value-type="float">
            <text:p>1.966</text:p>
          </table:table-cell>
          <table:table-cell table:formula="of:=[.$A$1]*[.B5]" office:value-type="float" office:value="0.00075700801422301" calcext:value-type="float">
            <text:p>0.000757008</text:p>
          </table:table-cell>
          <table:table-cell office:value-type="float" office:value="5.2" calcext:value-type="float">
            <text:p>5.2</text:p>
          </table:table-cell>
          <table:table-cell table:formula="of:=[.D5]/100" office:value-type="float" office:value="0.052" calcext:value-type="float">
            <text:p>0.052</text:p>
          </table:table-cell>
          <table:table-cell table:style-name="ce16" table:formula="of:=[.B5]*[.B5]" office:value-type="float" office:value="3.865156" calcext:value-type="float">
            <text:p>3.865156</text:p>
          </table:table-cell>
          <table:table-cell table:style-name="ce3" table:formula="of:=1/([.E5]*[.E5])" office:value-type="float" office:value="369.8224852071" calcext:value-type="float">
            <text:p>369.8224852071</text:p>
          </table:table-cell>
          <table:table-cell table:style-name="ce12" table:formula="of:=[.C5]*[.C5]" office:value-type="float" office:value="0.000000573061133597865" calcext:value-type="float">
            <text:p>5.73061133597865E-0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817" calcext:value-type="float">
            <text:p>1.817</text:p>
          </table:table-cell>
          <table:table-cell table:formula="of:=[.$A$1]*[.B6]" office:value-type="float" office:value="0.000699635585881592" calcext:value-type="float">
            <text:p>0.0006996356</text:p>
          </table:table-cell>
          <table:table-cell office:value-type="float" office:value="5.5" calcext:value-type="float">
            <text:p>5.5</text:p>
          </table:table-cell>
          <table:table-cell table:formula="of:=[.D6]/100" office:value-type="float" office:value="0.055" calcext:value-type="float">
            <text:p>0.055</text:p>
          </table:table-cell>
          <table:table-cell table:style-name="ce16" table:formula="of:=[.B6]*[.B6]" office:value-type="float" office:value="3.301489" calcext:value-type="float">
            <text:p>3.301489</text:p>
          </table:table-cell>
          <table:table-cell table:style-name="ce3" table:formula="of:=1/([.E6]*[.E6])" office:value-type="float" office:value="330.578512396694" calcext:value-type="float">
            <text:p>330.5785123967</text:p>
          </table:table-cell>
          <table:table-cell table:style-name="ce12" table:formula="of:=[.C6]*[.C6]" office:value-type="float" office:value="0.000000489489953031878" calcext:value-type="float">
            <text:p>4.89489953031878E-0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668" calcext:value-type="float">
            <text:p>1.668</text:p>
          </table:table-cell>
          <table:table-cell table:formula="of:=[.$A$1]*[.B7]" office:value-type="float" office:value="0.000642263157540173" calcext:value-type="float">
            <text:p>0.0006422632</text:p>
          </table:table-cell>
          <table:table-cell office:value-type="float" office:value="6" calcext:value-type="float">
            <text:p>6</text:p>
          </table:table-cell>
          <table:table-cell table:formula="of:=[.D7]/100" office:value-type="float" office:value="0.06" calcext:value-type="float">
            <text:p>0.06</text:p>
          </table:table-cell>
          <table:table-cell table:style-name="ce16" table:formula="of:=[.B7]*[.B7]" office:value-type="float" office:value="2.782224" calcext:value-type="float">
            <text:p>2.782224</text:p>
          </table:table-cell>
          <table:table-cell table:style-name="ce3" table:formula="of:=1/([.E7]*[.E7])" office:value-type="float" office:value="277.777777777778" calcext:value-type="float">
            <text:p>277.7777777778</text:p>
          </table:table-cell>
          <table:table-cell table:style-name="ce12" table:formula="of:=[.C7]*[.C7]" office:value-type="float" office:value="0.000000412501963533474" calcext:value-type="float">
            <text:p>4.12501963533474E-0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531" calcext:value-type="float">
            <text:p>1.531</text:p>
          </table:table-cell>
          <table:table-cell table:formula="of:=[.$A$1]*[.B8]" office:value-type="float" office:value="0.00058951132745444" calcext:value-type="float">
            <text:p>0.0005895113</text:p>
          </table:table-cell>
          <table:table-cell office:value-type="float" office:value="6.5" calcext:value-type="float">
            <text:p>6.5</text:p>
          </table:table-cell>
          <table:table-cell table:formula="of:=[.D8]/100" office:value-type="float" office:value="0.065" calcext:value-type="float">
            <text:p>0.065</text:p>
          </table:table-cell>
          <table:table-cell table:style-name="ce16" table:formula="of:=[.B8]*[.B8]" office:value-type="float" office:value="2.343961" calcext:value-type="float">
            <text:p>2.343961</text:p>
          </table:table-cell>
          <table:table-cell table:style-name="ce3" table:formula="of:=1/([.E8]*[.E8])" office:value-type="float" office:value="236.686390532544" calcext:value-type="float">
            <text:p>236.6863905325</text:p>
          </table:table-cell>
          <table:table-cell table:style-name="ce12" table:formula="of:=[.C8]*[.C8]" office:value-type="float" office:value="0.000000347523605197096" calcext:value-type="float">
            <text:p>3.47523605197096E-0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355" calcext:value-type="float">
            <text:p>1.355</text:p>
          </table:table-cell>
          <table:table-cell table:formula="of:=[.$A$1]*[.B9]" office:value-type="float" office:value="0.000521742553037731" calcext:value-type="float">
            <text:p>0.0005217426</text:p>
          </table:table-cell>
          <table:table-cell office:value-type="float" office:value="7" calcext:value-type="float">
            <text:p>7</text:p>
          </table:table-cell>
          <table:table-cell table:formula="of:=[.D9]/100" office:value-type="float" office:value="0.07" calcext:value-type="float">
            <text:p>0.07</text:p>
          </table:table-cell>
          <table:table-cell table:style-name="ce16" table:formula="of:=[.B9]*[.B9]" office:value-type="float" office:value="1.836025" calcext:value-type="float">
            <text:p>1.836025</text:p>
          </table:table-cell>
          <table:table-cell table:style-name="ce3" table:formula="of:=1/([.E9]*[.E9])" office:value-type="float" office:value="204.081632653061" calcext:value-type="float">
            <text:p>204.0816326531</text:p>
          </table:table-cell>
          <table:table-cell table:style-name="ce12" table:formula="of:=[.C9]*[.C9]" office:value-type="float" office:value="0.000000272215291650329" calcext:value-type="float">
            <text:p>2.72215291650329E-0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formula="of:=[.$A$1]*[.B10]" office:value-type="float" office:value="0.00046205982556847" calcext:value-type="float">
            <text:p>0.0004620598</text:p>
          </table:table-cell>
          <table:table-cell office:value-type="float" office:value="7.5" calcext:value-type="float">
            <text:p>7.5</text:p>
          </table:table-cell>
          <table:table-cell table:formula="of:=[.D10]/100" office:value-type="float" office:value="0.075" calcext:value-type="float">
            <text:p>0.075</text:p>
          </table:table-cell>
          <table:table-cell table:style-name="ce16" table:formula="of:=[.B10]*[.B10]" office:value-type="float" office:value="1.44" calcext:value-type="float">
            <text:p>1.44</text:p>
          </table:table-cell>
          <table:table-cell table:style-name="ce3" table:formula="of:=1/([.E10]*[.E10])" office:value-type="float" office:value="177.777777777778" calcext:value-type="float">
            <text:p>177.7777777778</text:p>
          </table:table-cell>
          <table:table-cell table:style-name="ce12" table:formula="of:=[.C10]*[.C10]" office:value-type="float" office:value="0.000000213499282404365" calcext:value-type="float">
            <text:p>2.13499282404365E-0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081" calcext:value-type="float">
            <text:p>1.081</text:p>
          </table:table-cell>
          <table:table-cell table:formula="of:=[.$A$1]*[.B11]" office:value-type="float" office:value="0.000416238892866263" calcext:value-type="float">
            <text:p>0.0004162389</text:p>
          </table:table-cell>
          <table:table-cell office:value-type="float" office:value="8.2" calcext:value-type="float">
            <text:p>8.2</text:p>
          </table:table-cell>
          <table:table-cell table:formula="of:=[.D11]/100" office:value-type="float" office:value="0.082" calcext:value-type="float">
            <text:p>0.082</text:p>
          </table:table-cell>
          <table:table-cell table:style-name="ce16" table:formula="of:=[.B11]*[.B11]" office:value-type="float" office:value="1.168561" calcext:value-type="float">
            <text:p>1.168561</text:p>
          </table:table-cell>
          <table:table-cell table:style-name="ce3" table:formula="of:=1/([.E11]*[.E11])" office:value-type="float" office:value="148.720999405116" calcext:value-type="float">
            <text:p>148.7209994051</text:p>
          </table:table-cell>
          <table:table-cell table:style-name="ce12" table:formula="of:=[.C11]*[.C11]" office:value-type="float" office:value="0.000000173254815934533" calcext:value-type="float">
            <text:p>1.73254815934533E-0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015" calcext:value-type="float">
            <text:p>1.015</text:p>
          </table:table-cell>
          <table:table-cell table:formula="of:=[.$A$1]*[.B12]" office:value-type="float" office:value="0.000390825602459998" calcext:value-type="float">
            <text:p>0.0003908256</text:p>
          </table:table-cell>
          <table:table-cell office:value-type="float" office:value="9.3" calcext:value-type="float">
            <text:p>9.3</text:p>
          </table:table-cell>
          <table:table-cell table:formula="of:=[.D12]/100" office:value-type="float" office:value="0.093" calcext:value-type="float">
            <text:p>0.093</text:p>
          </table:table-cell>
          <table:table-cell table:style-name="ce16" table:formula="of:=[.B12]*[.B12]" office:value-type="float" office:value="1.030225" calcext:value-type="float">
            <text:p>1.030225</text:p>
          </table:table-cell>
          <table:table-cell table:style-name="ce3" table:formula="of:=1/([.E12]*[.E12])" office:value-type="float" office:value="115.620302925194" calcext:value-type="float">
            <text:p>115.6203029252</text:p>
          </table:table-cell>
          <table:table-cell table:style-name="ce12" table:formula="of:=[.C12]*[.C12]" office:value-type="float" office:value="0.00000015274465153822" calcext:value-type="float">
            <text:p>1.5274465153822E-0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78" calcext:value-type="float">
            <text:p>0.878</text:p>
          </table:table-cell>
          <table:table-cell table:formula="of:=[.$A$1]*[.B13]" office:value-type="float" office:value="0.000338073772374264" calcext:value-type="float">
            <text:p>0.0003380738</text:p>
          </table:table-cell>
          <table:table-cell office:value-type="float" office:value="10" calcext:value-type="float">
            <text:p>10</text:p>
          </table:table-cell>
          <table:table-cell table:formula="of:=[.D13]/100" office:value-type="float" office:value="0.1" calcext:value-type="float">
            <text:p>0.1</text:p>
          </table:table-cell>
          <table:table-cell table:style-name="ce16" table:formula="of:=[.B13]*[.B13]" office:value-type="float" office:value="0.770884" calcext:value-type="float">
            <text:p>0.770884</text:p>
          </table:table-cell>
          <table:table-cell table:style-name="ce4" table:formula="of:=1/([.E13]*[.E13])" office:value-type="float" office:value="100" calcext:value-type="float">
            <text:p>100</text:p>
          </table:table-cell>
          <table:table-cell table:style-name="ce13" table:formula="of:=[.C13]*[.C13]" office:value-type="float" office:value="0.000000114293875567366" calcext:value-type="float">
            <text:p>1.14293875567366E-007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number-columns-repeated="10"/>
        </table:table-row>
        <table:table-row table:style-name="ro3" table:number-rows-repeated="3">
          <table:table-cell table:number-columns-repeated="10"/>
        </table:table-row>
        <table:table-row table:style-name="ro2">
          <table:table-cell/>
          <table:table-cell office:value-type="string" calcext:value-type="string">
            <text:p>Coeff →</text:p>
          </table:table-cell>
          <table:table-cell office:value-type="float" office:value="32059.8" calcext:value-type="float">
            <text:p>32059.8</text:p>
          </table:table-cell>
          <table:table-cell table:number-columns-repeated="7"/>
        </table:table-row>
        <table:table-row table:style-name="ro1">
          <table:table-cell/>
          <table:table-cell table:style-name="ce5" table:formula="of:=([.C27]*2)/[.C29]" office:value-type="float" office:value="168933940169.827" calcext:value-type="float">
            <text:p>1.69E+01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rrent = 1.6</text:p>
          </table:table-cell>
          <table:table-cell table:formula="of:=(1.6*[.A1])^2" office:value-type="float" office:value="0.000000379554279829982" calcext:value-type="float">
            <text:p>3.79554279829982E-007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Graph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adius(cm)</text:p>
          </table:table-cell>
          <table:table-cell office:value-type="string" calcext:value-type="string">
            <text:p>radius(m)</text:p>
          </table:table-cell>
          <table:table-cell table:style-name="ce2" office:value-type="string" calcext:value-type="string">
            <text:p>accel v</text:p>
          </table:table-cell>
          <table:table-cell table:style-name="ce11" office:value-type="string" calcext:value-type="string">
            <text:p>R^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34]/100" office:value-type="float" office:value="0.06" calcext:value-type="float">
            <text:p>0.06</text:p>
          </table:table-cell>
          <table:table-cell table:style-name="ce3" office:value-type="float" office:value="134.6" calcext:value-type="float">
            <text:p>134.6</text:p>
          </table:table-cell>
          <table:table-cell table:style-name="ce12" table:formula="of:=[.B34]*[.B34]" office:value-type="float" office:value="0.0036" calcext:value-type="float">
            <text:p>0.0036</text:p>
          </table:table-cell>
          <table:table-cell table:number-columns-repeated="6"/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[.A35]/100" office:value-type="float" office:value="0.065" calcext:value-type="float">
            <text:p>0.065</text:p>
          </table:table-cell>
          <table:table-cell table:style-name="ce3" office:value-type="float" office:value="152.2" calcext:value-type="float">
            <text:p>152.2</text:p>
          </table:table-cell>
          <table:table-cell table:style-name="ce12" table:formula="of:=[.B35]*[.B35]" office:value-type="float" office:value="0.004225" calcext:value-type="float">
            <text:p>0.00422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36]/100" office:value-type="float" office:value="0.07" calcext:value-type="float">
            <text:p>0.07</text:p>
          </table:table-cell>
          <table:table-cell table:style-name="ce3" office:value-type="float" office:value="173.9" calcext:value-type="float">
            <text:p>173.9</text:p>
          </table:table-cell>
          <table:table-cell table:style-name="ce12" table:formula="of:=[.B36]*[.B36]" office:value-type="float" office:value="0.0049" calcext:value-type="float">
            <text:p>0.0049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[.A37]/100" office:value-type="float" office:value="0.075" calcext:value-type="float">
            <text:p>0.075</text:p>
          </table:table-cell>
          <table:table-cell table:style-name="ce3" office:value-type="float" office:value="197" calcext:value-type="float">
            <text:p>197</text:p>
          </table:table-cell>
          <table:table-cell table:style-name="ce12" table:formula="of:=[.B37]*[.B37]" office:value-type="float" office:value="0.005625" calcext:value-type="float">
            <text:p>0.00562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38]/100" office:value-type="float" office:value="0.08" calcext:value-type="float">
            <text:p>0.08</text:p>
          </table:table-cell>
          <table:table-cell table:style-name="ce3" office:value-type="float" office:value="222.8" calcext:value-type="float">
            <text:p>222.8</text:p>
          </table:table-cell>
          <table:table-cell table:style-name="ce12" table:formula="of:=[.B38]*[.B38]" office:value-type="float" office:value="0.0064" calcext:value-type="float">
            <text:p>0.0064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[.A39]/100" office:value-type="float" office:value="0.085" calcext:value-type="float">
            <text:p>0.085</text:p>
          </table:table-cell>
          <table:table-cell table:style-name="ce3" office:value-type="float" office:value="250.4" calcext:value-type="float">
            <text:p>250.4</text:p>
          </table:table-cell>
          <table:table-cell table:style-name="ce12" table:formula="of:=[.B39]*[.B39]" office:value-type="float" office:value="0.007225" calcext:value-type="float">
            <text:p>0.00722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40]/100" office:value-type="float" office:value="0.09" calcext:value-type="float">
            <text:p>0.09</text:p>
          </table:table-cell>
          <table:table-cell table:style-name="ce3" office:value-type="float" office:value="279.9" calcext:value-type="float">
            <text:p>279.9</text:p>
          </table:table-cell>
          <table:table-cell table:style-name="ce12" table:formula="of:=[.B40]*[.B40]" office:value-type="float" office:value="0.0081" calcext:value-type="float">
            <text:p>0.0081</text:p>
          </table:table-cell>
          <table:table-cell table:number-columns-repeated="6"/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[.A41]/100" office:value-type="float" office:value="0.095" calcext:value-type="float">
            <text:p>0.095</text:p>
          </table:table-cell>
          <table:table-cell table:style-name="ce3" office:value-type="float" office:value="309.8" calcext:value-type="float">
            <text:p>309.8</text:p>
          </table:table-cell>
          <table:table-cell table:style-name="ce12" table:formula="of:=[.B41]*[.B41]" office:value-type="float" office:value="0.009025" calcext:value-type="float">
            <text:p>0.00902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42]/100" office:value-type="float" office:value="0.1" calcext:value-type="float">
            <text:p>0.1</text:p>
          </table:table-cell>
          <table:table-cell table:style-name="ce3" office:value-type="float" office:value="342" calcext:value-type="float">
            <text:p>342</text:p>
          </table:table-cell>
          <table:table-cell table:style-name="ce12" table:formula="of:=[.B42]*[.B42]"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[.A43]/100" office:value-type="float" office:value="0.105" calcext:value-type="float">
            <text:p>0.105</text:p>
          </table:table-cell>
          <table:table-cell table:style-name="ce3" office:value-type="float" office:value="375" calcext:value-type="float">
            <text:p>375</text:p>
          </table:table-cell>
          <table:table-cell table:style-name="ce12" table:formula="of:=[.B43]*[.B43]" office:value-type="float" office:value="0.011025" calcext:value-type="float">
            <text:p>0.011025</text:p>
          </table:table-cell>
          <table:table-cell table:number-columns-repeated="6"/>
        </table:table-row>
        <table:table-row table:style-name="ro1">
          <table:table-cell office:value-type="float" office:value="11.1" calcext:value-type="float">
            <text:p>11.1</text:p>
          </table:table-cell>
          <table:table-cell table:formula="of:=[.A44]/100" office:value-type="float" office:value="0.111" calcext:value-type="float">
            <text:p>0.111</text:p>
          </table:table-cell>
          <table:table-cell table:style-name="ce4" office:value-type="float" office:value="406.5" calcext:value-type="float">
            <text:p>406.5</text:p>
          </table:table-cell>
          <table:table-cell table:style-name="ce13" table:formula="of:=[.B44]*[.B44]" office:value-type="float" office:value="0.012321" calcext:value-type="float">
            <text:p>0.012321</text:p>
          </table:table-cell>
          <table:table-cell table:number-columns-repeated="6"/>
        </table:table-row>
        <table:table-row table:style-name="ro3" table:number-rows-repeated="16">
          <table:table-cell table:number-columns-repeated="10"/>
        </table:table-row>
        <table:table-row table:style-name="ro1">
          <table:table-cell table:style-name="ce1" office:value-type="string" calcext:value-type="string">
            <text:p>calculating the b-field multiplicative constant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m0</text:p>
          </table:table-cell>
          <table:table-cell table:style-name="ce6" table:formula="of:=4*PI()*10^(-7)" office:value-type="float" office:value="0.00000125663706143592" calcext:value-type="float">
            <text:p>1.25663706143592E-006</text:p>
          </table:table-cell>
          <table:table-cell table:style-name="ce6"/>
          <table:table-cell table:style-name="ce6" office:value-type="string" calcext:value-type="string">
            <text:p>denominator</text:p>
          </table:table-cell>
          <table:table-cell table:style-name="ce11" table:formula="of:=[.B62]*[.B63]*[.B64]*[.B64]" office:value-type="float" office:value="0.00000367566340470006" calcext:value-type="float">
            <text:p>3.67566340470006E-00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n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numerator</text:p>
          </table:table-cell>
          <table:table-cell table:style-name="ce12" table:formula="of:=(([.B64]*[.B64])+([.B65]*[.B65]))^(3/2)" office:value-type="float" office:value="0.00954594154601839" calcext:value-type="float">
            <text:p>0.009545941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table:style-name="ce3" office:value-type="string" calcext:value-type="string">
            <text:p>z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table:style-name="ce12"/>
          <table:table-cell table:number-columns-repeated="5"/>
        </table:table-row>
        <table:table-row table:style-name="ro1" table:number-rows-repeated="2">
          <table:table-cell table:style-name="ce3"/>
          <table:table-cell table:number-columns-repeated="3"/>
          <table:table-cell table:style-name="ce12"/>
          <table:table-cell table:number-columns-repeated="5"/>
        </table:table-row>
        <table:table-row table:style-name="ro2">
          <table:table-cell table:style-name="ce4" office:value-type="string" calcext:value-type="string">
            <text:p>lamda</text:p>
          </table:table-cell>
          <table:table-cell table:style-name="ce7" table:formula="of:=[.E62]/[.E63]" office:value-type="float" office:value="0.000385049854640392" calcext:value-type="float">
            <text:p>0.0003850499</text:p>
          </table:table-cell>
          <table:table-cell table:style-name="ce7" table:number-columns-repeated="2"/>
          <table:table-cell table:style-name="ce13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3" table:number-rows-repeated="9">
          <table:table-cell table:number-columns-repeated="10"/>
        </table:table-row>
        <table:table-row table:style-name="ro1">
          <table:table-cell table:number-columns-repeated="3"/>
          <table:table-cell table:style-name="ce14" table:formula="of:=2/(0.06*0.06*[.E80])" office:value-type="float" office:value="169531753297.393" calcext:value-type="float">
            <text:p>169531753297.39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adius = 0.06</text:p>
          </table:table-cell>
          <table:table-cell/>
          <table:table-cell office:value-type="string" calcext:value-type="string">
            <text:p>Coeff →</text:p>
          </table:table-cell>
          <table:table-cell table:style-name="ce15" office:value-type="float" office:value="0.000000003277" calcext:value-type="float">
            <text:p>3.28E-009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/>
          <table:table-cell office:value-type="string" calcext:value-type="string">
            <text:p>accel v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^2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203.1" calcext:value-type="float">
            <text:p>203.1</text:p>
          </table:table-cell>
          <table:table-cell office:value-type="float" office:value="2.024" calcext:value-type="float">
            <text:p>2.024</text:p>
          </table:table-cell>
          <table:table-cell table:formula="of:=[.C83]*[.$B$68]" office:value-type="float" office:value="0.000779340905792153" calcext:value-type="float">
            <text:p>0.0007793409</text:p>
          </table:table-cell>
          <table:table-cell table:style-name="ce8" table:formula="of:=[.D83]*[.D83]" office:value-type="float" office:value="0.000000607372247440933" calcext:value-type="float">
            <text:p>6.07372247440933E-007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float" office:value="181.7" calcext:value-type="float">
            <text:p>181.7</text:p>
          </table:table-cell>
          <table:table-cell office:value-type="float" office:value="1.907" calcext:value-type="float">
            <text:p>1.907</text:p>
          </table:table-cell>
          <table:table-cell table:formula="of:=[.C84]*[.$B$68]" office:value-type="float" office:value="0.000734290072799227" calcext:value-type="float">
            <text:p>0.0007342901</text:p>
          </table:table-cell>
          <table:table-cell table:style-name="ce9" table:formula="of:=[.D84]*[.D84]" office:value-type="float" office:value="0.000000539181911011494" calcext:value-type="float">
            <text:p>5.39181911011494E-007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float" office:value="153.3" calcext:value-type="float">
            <text:p>153.3</text:p>
          </table:table-cell>
          <table:table-cell office:value-type="float" office:value="1.74" calcext:value-type="float">
            <text:p>1.74</text:p>
          </table:table-cell>
          <table:table-cell table:formula="of:=[.C85]*[.$B$68]" office:value-type="float" office:value="0.000669986747074282" calcext:value-type="float">
            <text:p>0.0006699867</text:p>
          </table:table-cell>
          <table:table-cell table:style-name="ce9" table:formula="of:=[.D85]*[.D85]" office:value-type="float" office:value="0.000000448882241255177" calcext:value-type="float">
            <text:p>4.48882241255177E-007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float" office:value="138.3" calcext:value-type="float">
            <text:p>138.3</text:p>
          </table:table-cell>
          <table:table-cell office:value-type="float" office:value="1.643" calcext:value-type="float">
            <text:p>1.643</text:p>
          </table:table-cell>
          <table:table-cell table:formula="of:=[.C86]*[.$B$68]" office:value-type="float" office:value="0.000632636911174164" calcext:value-type="float">
            <text:p>0.0006326369</text:p>
          </table:table-cell>
          <table:table-cell table:style-name="ce9" table:formula="of:=[.D86]*[.D86]" office:value-type="float" office:value="0.000000400229461379987" calcext:value-type="float">
            <text:p>4.00229461379987E-007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float" office:value="126.1" calcext:value-type="float">
            <text:p>126.1</text:p>
          </table:table-cell>
          <table:table-cell office:value-type="float" office:value="1.534" calcext:value-type="float">
            <text:p>1.534</text:p>
          </table:table-cell>
          <table:table-cell table:formula="of:=[.C87]*[.$B$68]" office:value-type="float" office:value="0.000590666477018361" calcext:value-type="float">
            <text:p>0.0005906665</text:p>
          </table:table-cell>
          <table:table-cell table:style-name="ce9" table:formula="of:=[.D87]*[.D87]" office:value-type="float" office:value="0.000000348886887073282" calcext:value-type="float">
            <text:p>3.48886887073282E-007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float" office:value="133" calcext:value-type="float">
            <text:p>133</text:p>
          </table:table-cell>
          <table:table-cell office:value-type="float" office:value="1.59" calcext:value-type="float">
            <text:p>1.59</text:p>
          </table:table-cell>
          <table:table-cell table:formula="of:=[.C88]*[.$B$68]" office:value-type="float" office:value="0.000612229268878223" calcext:value-type="float">
            <text:p>0.0006122293</text:p>
          </table:table-cell>
          <table:table-cell table:style-name="ce9" table:formula="of:=[.D88]*[.D88]" office:value-type="float" office:value="0.000000374824677671163" calcext:value-type="float">
            <text:p>3.74824677671163E-007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float" office:value="178.3" calcext:value-type="float">
            <text:p>178.3</text:p>
          </table:table-cell>
          <table:table-cell office:value-type="float" office:value="1.883" calcext:value-type="float">
            <text:p>1.883</text:p>
          </table:table-cell>
          <table:table-cell table:formula="of:=[.C89]*[.$B$68]" office:value-type="float" office:value="0.000725048876287858" calcext:value-type="float">
            <text:p>0.0007250489</text:p>
          </table:table-cell>
          <table:table-cell table:style-name="ce9" table:formula="of:=[.D89]*[.D89]" office:value-type="float" office:value="0.000000525695873006285" calcext:value-type="float">
            <text:p>5.25695873006285E-007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float" office:value="189.6" calcext:value-type="float">
            <text:p>189.6</text:p>
          </table:table-cell>
          <table:table-cell office:value-type="float" office:value="1.95" calcext:value-type="float">
            <text:p>1.95</text:p>
          </table:table-cell>
          <table:table-cell table:formula="of:=[.C90]*[.$B$68]" office:value-type="float" office:value="0.000750847216548764" calcext:value-type="float">
            <text:p>0.0007508472</text:p>
          </table:table-cell>
          <table:table-cell table:style-name="ce9" table:formula="of:=[.D90]*[.D90]" office:value-type="float" office:value="0.000000563771542599026" calcext:value-type="float">
            <text:p>5.63771542599026E-007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float" office:value="213.5" calcext:value-type="float">
            <text:p>213.5</text:p>
          </table:table-cell>
          <table:table-cell office:value-type="float" office:value="2.074" calcext:value-type="float">
            <text:p>2.074</text:p>
          </table:table-cell>
          <table:table-cell table:formula="of:=[.C91]*[.$B$68]" office:value-type="float" office:value="0.000798593398524172" calcext:value-type="float">
            <text:p>0.0007985934</text:p>
          </table:table-cell>
          <table:table-cell table:style-name="ce9" table:formula="of:=[.D91]*[.D91]" office:value-type="float" office:value="0.000000637751416166388" calcext:value-type="float">
            <text:p>6.37751416166388E-007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float" office:value="166.9" calcext:value-type="float">
            <text:p>166.9</text:p>
          </table:table-cell>
          <table:table-cell office:value-type="float" office:value="1.817" calcext:value-type="float">
            <text:p>1.817</text:p>
          </table:table-cell>
          <table:table-cell table:formula="of:=[.C92]*[.$B$68]" office:value-type="float" office:value="0.000699635585881592" calcext:value-type="float">
            <text:p>0.0006996356</text:p>
          </table:table-cell>
          <table:table-cell table:style-name="ce10" table:formula="of:=[.D92]*[.D92]" office:value-type="float" office:value="0.000000489489953031878" calcext:value-type="float">
            <text:p>4.89489953031878E-007</text:p>
          </table:table-cell>
          <table:table-cell table:number-columns-repeated="5"/>
        </table:table-row>
        <table:table-row table:style-name="ro1" table:number-rows-repeated="5">
          <table:table-cell table:number-columns-repeated="10"/>
        </table:table-row>
        <table:table-row table:style-name="ro3" table:number-rows-repeated="13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1">
          <table:table-cell table:number-columns-repeated="3"/>
          <table:table-cell table:style-name="ce14" table:formula="of:=2/(0.09*0.09*[.E114])" office:value-type="float" office:value="163518927315.837" calcext:value-type="float">
            <text:p>163518927315.83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adius = 0.09</text:p>
          </table:table-cell>
          <table:table-cell/>
          <table:table-cell office:value-type="string" calcext:value-type="string">
            <text:p>Coeff →</text:p>
          </table:table-cell>
          <table:table-cell table:style-name="ce15" office:value-type="float" office:value="0.00000000151" calcext:value-type="float">
            <text:p>1.51E-00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 calcext:value-type="string">
            <text:p>accel v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^2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203.3" calcext:value-type="float">
            <text:p>203.3</text:p>
          </table:table-cell>
          <table:table-cell office:value-type="float" office:value="1.353" calcext:value-type="float">
            <text:p>1.353</text:p>
          </table:table-cell>
          <table:table-cell table:formula="of:=[.C117]*[.$B$68]" office:value-type="float" office:value="0.00052097245332845" calcext:value-type="float">
            <text:p>0.0005209725</text:p>
          </table:table-cell>
          <table:table-cell table:style-name="ce8" table:formula="of:=[.D117]*[.D117]" office:value-type="float" office:value="0.000000271412297127064" calcext:value-type="float">
            <text:p>2.71412297127064E-007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float" office:value="198.6" calcext:value-type="float">
            <text:p>198.6</text:p>
          </table:table-cell>
          <table:table-cell office:value-type="float" office:value="1.327" calcext:value-type="float">
            <text:p>1.327</text:p>
          </table:table-cell>
          <table:table-cell table:formula="of:=[.C118]*[.$B$68]" office:value-type="float" office:value="0.0005109611571078" calcext:value-type="float">
            <text:p>0.0005109612</text:p>
          </table:table-cell>
          <table:table-cell table:style-name="ce9" table:formula="of:=[.D118]*[.D118]" office:value-type="float" office:value="0.000000261081304072942" calcext:value-type="float">
            <text:p>2.61081304072942E-007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float" office:value="190.2" calcext:value-type="float">
            <text:p>190.2</text:p>
          </table:table-cell>
          <table:table-cell office:value-type="float" office:value="1.293" calcext:value-type="float">
            <text:p>1.293</text:p>
          </table:table-cell>
          <table:table-cell table:formula="of:=[.C119]*[.$B$68]" office:value-type="float" office:value="0.000497869462050026" calcext:value-type="float">
            <text:p>0.0004978695</text:p>
          </table:table-cell>
          <table:table-cell table:style-name="ce9" table:formula="of:=[.D119]*[.D119]" office:value-type="float" office:value="0.000000247874001241983" calcext:value-type="float">
            <text:p>2.47874001241983E-007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float" office:value="262.4" calcext:value-type="float">
            <text:p>262.4</text:p>
          </table:table-cell>
          <table:table-cell office:value-type="float" office:value="1.556" calcext:value-type="float">
            <text:p>1.556</text:p>
          </table:table-cell>
          <table:table-cell table:formula="of:=[.C120]*[.$B$68]" office:value-type="float" office:value="0.000599137573820449" calcext:value-type="float">
            <text:p>0.0005991376</text:p>
          </table:table-cell>
          <table:table-cell table:style-name="ce9" table:formula="of:=[.D120]*[.D120]" office:value-type="float" office:value="0.000000358965832363455" calcext:value-type="float">
            <text:p>0.000000359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float" office:value="248.3" calcext:value-type="float">
            <text:p>248.3</text:p>
          </table:table-cell>
          <table:table-cell office:value-type="float" office:value="1.506" calcext:value-type="float">
            <text:p>1.506</text:p>
          </table:table-cell>
          <table:table-cell table:formula="of:=[.C121]*[.$B$68]" office:value-type="float" office:value="0.00057988508108843" calcext:value-type="float">
            <text:p>0.0005798851</text:p>
          </table:table-cell>
          <table:table-cell table:style-name="ce9" table:formula="of:=[.D121]*[.D121]" office:value-type="float" office:value="0.000000336266707268935" calcext:value-type="float">
            <text:p>3.36266707268935E-007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float" office:value="241.5" calcext:value-type="float">
            <text:p>241.5</text:p>
          </table:table-cell>
          <table:table-cell office:value-type="float" office:value="1.487" calcext:value-type="float">
            <text:p>1.487</text:p>
          </table:table-cell>
          <table:table-cell table:formula="of:=[.C122]*[.$B$68]" office:value-type="float" office:value="0.000572569133850262" calcext:value-type="float">
            <text:p>0.0005725691</text:p>
          </table:table-cell>
          <table:table-cell table:style-name="ce9" table:formula="of:=[.D122]*[.D122]" office:value-type="float" office:value="0.00000032783541303804" calcext:value-type="float">
            <text:p>3.2783541303804E-007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float" office:value="234" calcext:value-type="float">
            <text:p>234</text:p>
          </table:table-cell>
          <table:table-cell office:value-type="float" office:value="1.463" calcext:value-type="float">
            <text:p>1.463</text:p>
          </table:table-cell>
          <table:table-cell table:formula="of:=[.C123]*[.$B$68]" office:value-type="float" office:value="0.000563327937338893" calcext:value-type="float">
            <text:p>0.0005633279</text:p>
          </table:table-cell>
          <table:table-cell table:style-name="ce9" table:formula="of:=[.D123]*[.D123]" office:value-type="float" office:value="0.000000317338364986492" calcext:value-type="float">
            <text:p>3.17338364986492E-007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float" office:value="223.4" calcext:value-type="float">
            <text:p>223.4</text:p>
          </table:table-cell>
          <table:table-cell office:value-type="float" office:value="1.426" calcext:value-type="float">
            <text:p>1.426</text:p>
          </table:table-cell>
          <table:table-cell table:formula="of:=[.C124]*[.$B$68]" office:value-type="float" office:value="0.000549081092717199" calcext:value-type="float">
            <text:p>0.0005490811</text:p>
          </table:table-cell>
          <table:table-cell table:style-name="ce9" table:formula="of:=[.D124]*[.D124]" office:value-type="float" office:value="0.000000301490046379513" calcext:value-type="float">
            <text:p>3.01490046379513E-007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float" office:value="214.8" calcext:value-type="float">
            <text:p>214.8</text:p>
          </table:table-cell>
          <table:table-cell office:value-type="float" office:value="1.395" calcext:value-type="float">
            <text:p>1.395</text:p>
          </table:table-cell>
          <table:table-cell table:formula="of:=[.C125]*[.$B$68]" office:value-type="float" office:value="0.000537144547223346" calcext:value-type="float">
            <text:p>0.0005371445</text:p>
          </table:table-cell>
          <table:table-cell table:style-name="ce9" table:formula="of:=[.D125]*[.D125]" office:value-type="float" office:value="0.000000288524264611774" calcext:value-type="float">
            <text:p>2.88524264611774E-007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float" office:value="205.1" calcext:value-type="float">
            <text:p>205.1</text:p>
          </table:table-cell>
          <table:table-cell office:value-type="float" office:value="1.361" calcext:value-type="float">
            <text:p>1.361</text:p>
          </table:table-cell>
          <table:table-cell table:formula="of:=[.C126]*[.$B$68]" office:value-type="float" office:value="0.000524052852165573" calcext:value-type="float">
            <text:p>0.0005240529</text:p>
          </table:table-cell>
          <table:table-cell table:style-name="ce9" table:formula="of:=[.D126]*[.D126]" office:value-type="float" office:value="0.000000274631391862872" calcext:value-type="float">
            <text:p>2.74631391862872E-007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float" office:value="197.3" calcext:value-type="float">
            <text:p>197.3</text:p>
          </table:table-cell>
          <table:table-cell office:value-type="float" office:value="1.328" calcext:value-type="float">
            <text:p>1.328</text:p>
          </table:table-cell>
          <table:table-cell table:formula="of:=[.C127]*[.$B$68]" office:value-type="float" office:value="0.00051134620696244" calcext:value-type="float">
            <text:p>0.0005113462</text:p>
          </table:table-cell>
          <table:table-cell table:style-name="ce10" table:formula="of:=[.D127]*[.D127]" office:value-type="float" office:value="0.000000261474943374875" calcext:value-type="float">
            <text:p>2.61474943374875E-00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1:22:46.087958362</meta:creation-date>
    <dc:date>2014-04-09T12:56:08.146372123</dc:date>
    <meta:editing-duration>PT10M17S</meta:editing-duration>
    <meta:editing-cycles>1</meta:editing-cycles>
    <meta:document-statistic meta:table-count="1" meta:cell-count="245" meta:object-count="4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7.176cm" svg:y="0.316cm" chart:style-name="ch2">
          <text:p>graph 2</text:p>
        </chart:title>
        <chart:plot-area chart:style-name="ch3" table:cell-range-address="Sheet1.C34:Sheet1.D44" svg:x="1.331cm" svg:y="1.661cm" svg:width="14.029cm" svg:height="6.178cm">
          <chartooo:coordinate-region svg:x="2.138cm" svg:y="1.86cm" svg:width="12.797cm" svg:height="5.332cm"/>
          <chart:axis chart:dimension="x" chart:name="primary-x" chart:style-name="ch4">
            <chart:title svg:x="8.063cm" svg:y="8.019cm" chart:style-name="ch5">
              <text:p>r^2</text:p>
            </chart:title>
          </chart:axis>
          <chart:axis chart:dimension="y" chart:name="primary-y" chart:style-name="ch4">
            <chart:title svg:x="0.451cm" svg:y="5.31cm" chart:style-name="ch6">
              <text:p>accel v</text:p>
            </chart:title>
            <chart:grid chart:style-name="ch7" chart:class="major"/>
          </chart:axis>
          <chart:series chart:style-name="ch8" chart:values-cell-range-address="Sheet1.C34:Sheet1.C44" chart:class="chart:scatter">
            <chart:domain table:cell-range-address="Sheet1.D34:Sheet1.D44"/>
            <chart:regression-curve chart:style-name="ch9">
              <chart:equation chart:display-r-square="true" svg:x="1.825cm" svg:y="1.946cm"/>
            </chart:regression-curve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6">
                <text:p>0.0036</text:p>
                <draw:g>
                  <svg:desc>Sheet1.D34:Sheet1.D44</svg:desc>
                </draw:g>
              </table:table-cell>
              <table:table-cell office:value-type="float" office:value="134.6">
                <text:p>134.6</text:p>
                <draw:g>
                  <svg:desc>Sheet1.C34:Sheet1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225">
                <text:p>0.004225</text:p>
              </table:table-cell>
              <table:table-cell office:value-type="float" office:value="152.2">
                <text:p>152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9">
                <text:p>0.0049</text:p>
              </table:table-cell>
              <table:table-cell office:value-type="float" office:value="173.9">
                <text:p>173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625">
                <text:p>0.00562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4">
                <text:p>0.0064</text:p>
              </table:table-cell>
              <table:table-cell office:value-type="float" office:value="222.8">
                <text:p>22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225">
                <text:p>0.007225</text:p>
              </table:table-cell>
              <table:table-cell office:value-type="float" office:value="250.4">
                <text:p>25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1">
                <text:p>0.0081</text:p>
              </table:table-cell>
              <table:table-cell office:value-type="float" office:value="279.9">
                <text:p>279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025">
                <text:p>0.009025</text:p>
              </table:table-cell>
              <table:table-cell office:value-type="float" office:value="309.8">
                <text:p>309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">
                <text:p>0.01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1025">
                <text:p>0.01102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321">
                <text:p>0.012321</text:p>
              </table:table-cell>
              <table:table-cell office:value-type="float" office:value="406.5">
                <text:p>40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0 1" chart:style-name="ch1">
        <chart:title svg:x="7.176cm" svg:y="0.316cm" chart:style-name="ch2">
          <text:p>graph 1</text:p>
        </chart:title>
        <chart:plot-area chart:style-name="ch3" table:cell-range-address="Sheet1.G5:Sheet1.H13" svg:x="1.331cm" svg:y="1.661cm" svg:width="14.029cm" svg:height="6.178cm">
          <chartooo:coordinate-region svg:x="3.17cm" svg:y="1.86cm" svg:width="11.91cm" svg:height="5.332cm"/>
          <chart:axis chart:dimension="x" chart:name="primary-x" chart:style-name="ch4">
            <chart:title svg:x="7.931cm" svg:y="8.019cm" chart:style-name="ch5">
              <text:p>1/r^2</text:p>
            </chart:title>
          </chart:axis>
          <chart:axis chart:dimension="y" chart:name="primary-y" chart:style-name="ch4">
            <chart:title svg:x="0.451cm" svg:y="5.072cm" chart:style-name="ch6">
              <text:p>b^2</text:p>
            </chart:title>
            <chart:grid chart:style-name="ch7" chart:class="major"/>
          </chart:axis>
          <chart:series chart:style-name="ch8" chart:values-cell-range-address="Sheet1.H5:Sheet1.H13" chart:class="chart:scatter">
            <chart:domain table:cell-range-address="Sheet1.G5:Sheet1.G13"/>
            <chart:regression-curve chart:style-name="ch9">
              <chart:equation chart:display-r-square="true" svg:x="3.227cm" svg:y="2.083cm"/>
            </chart:regression-curve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9.8224852071">
                <text:p>369.8224852071</text:p>
                <draw:g>
                  <svg:desc>Sheet1.G5:Sheet1.G13</svg:desc>
                </draw:g>
              </table:table-cell>
              <table:table-cell office:value-type="float" office:value="0.000000573061133597865">
                <text:p>0.000000573061133597865</text:p>
                <draw:g>
                  <svg:desc>Sheet1.H5:Sheet1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0.578512396694">
                <text:p>330.578512396694</text:p>
              </table:table-cell>
              <table:table-cell office:value-type="float" office:value="0.000000489489953031878">
                <text:p>0.0000004894899530318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7.777777777778">
                <text:p>277.777777777778</text:p>
              </table:table-cell>
              <table:table-cell office:value-type="float" office:value="0.000000412501963533474">
                <text:p>0.0000004125019635334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6.686390532544">
                <text:p>236.686390532544</text:p>
              </table:table-cell>
              <table:table-cell office:value-type="float" office:value="0.000000347523605197096">
                <text:p>0.000000347523605197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.081632653061">
                <text:p>204.081632653061</text:p>
              </table:table-cell>
              <table:table-cell office:value-type="float" office:value="0.000000272215291650329">
                <text:p>0.0000002722152916503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7.777777777778">
                <text:p>177.777777777778</text:p>
              </table:table-cell>
              <table:table-cell office:value-type="float" office:value="0.000000213499282404365">
                <text:p>0.000000213499282404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.720999405116">
                <text:p>148.720999405116</text:p>
              </table:table-cell>
              <table:table-cell office:value-type="float" office:value="0.000000173254815934533">
                <text:p>0.0000001732548159345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.620302925194">
                <text:p>115.620302925194</text:p>
              </table:table-cell>
              <table:table-cell office:value-type="float" office:value="0.00000015274465153822">
                <text:p>0.000000152744651538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000000114293875567366">
                <text:p>0.0000001142938755673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1" chart:style-name="ch1">
        <chart:title svg:x="7.176cm" svg:y="0.316cm" chart:style-name="ch2">
          <text:p>graph 3</text:p>
        </chart:title>
        <chart:plot-area chart:style-name="ch3" table:cell-range-address="Sheet1.B83:Sheet1.B92 Sheet1.E83:Sheet1.E92" svg:x="1.331cm" svg:y="1.661cm" svg:width="14.029cm" svg:height="6.178cm">
          <chartooo:coordinate-region svg:x="3.17cm" svg:y="1.86cm" svg:width="11.91cm" svg:height="5.332cm"/>
          <chart:axis chart:dimension="x" chart:name="primary-x" chart:style-name="ch4">
            <chart:title svg:x="7.759cm" svg:y="8.019cm" chart:style-name="ch5">
              <text:p>voltage</text:p>
            </chart:title>
          </chart:axis>
          <chart:axis chart:dimension="y" chart:name="primary-y" chart:style-name="ch4">
            <chart:title svg:x="0.451cm" svg:y="5.072cm" chart:style-name="ch6">
              <text:p>b^2</text:p>
            </chart:title>
            <chart:grid chart:style-name="ch7" chart:class="major"/>
          </chart:axis>
          <chart:series chart:style-name="ch8" chart:values-cell-range-address="Sheet1.E83:Sheet1.E92" chart:class="chart:scatter">
            <chart:domain table:cell-range-address="Sheet1.B83:Sheet1.B92"/>
            <chart:regression-curve chart:style-name="ch9">
              <chart:equation chart:display-r-square="true" svg:x="3.132cm" svg:y="1.991cm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3.1">
                <text:p>203.1</text:p>
                <draw:g>
                  <svg:desc>Sheet1.B83:Sheet1.B92</svg:desc>
                </draw:g>
              </table:table-cell>
              <table:table-cell office:value-type="float" office:value="0.000000607372247440933">
                <text:p>0.000000607372247440933</text:p>
                <draw:g>
                  <svg:desc>Sheet1.E83:Sheet1.E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.7">
                <text:p>181.7</text:p>
              </table:table-cell>
              <table:table-cell office:value-type="float" office:value="0.000000539181911011494">
                <text:p>0.000000539181911011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3.3">
                <text:p>153.3</text:p>
              </table:table-cell>
              <table:table-cell office:value-type="float" office:value="0.000000448882241255177">
                <text:p>0.000000448882241255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8.3">
                <text:p>138.3</text:p>
              </table:table-cell>
              <table:table-cell office:value-type="float" office:value="0.000000400229461379987">
                <text:p>0.000000400229461379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.1">
                <text:p>126.1</text:p>
              </table:table-cell>
              <table:table-cell office:value-type="float" office:value="0.000000348886887073282">
                <text:p>0.000000348886887073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3">
                <text:p>133</text:p>
              </table:table-cell>
              <table:table-cell office:value-type="float" office:value="0.000000374824677671163">
                <text:p>0.0000003748246776711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8.3">
                <text:p>178.3</text:p>
              </table:table-cell>
              <table:table-cell office:value-type="float" office:value="0.000000525695873006285">
                <text:p>0.000000525695873006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.6">
                <text:p>189.6</text:p>
              </table:table-cell>
              <table:table-cell office:value-type="float" office:value="0.000000563771542599026">
                <text:p>0.0000005637715425990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3.5">
                <text:p>213.5</text:p>
              </table:table-cell>
              <table:table-cell office:value-type="float" office:value="0.000000637751416166388">
                <text:p>0.000000637751416166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6.9">
                <text:p>166.9</text:p>
              </table:table-cell>
              <table:table-cell office:value-type="float" office:value="0.000000489489953031878">
                <text:p>0.0000004894899530318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1" chart:style-name="ch1">
        <chart:title svg:x="7.176cm" svg:y="0.316cm" chart:style-name="ch2">
          <text:p>graph 4</text:p>
        </chart:title>
        <chart:plot-area chart:style-name="ch3" table:cell-range-address="Sheet1.B117:Sheet1.B127 Sheet1.E117:Sheet1.E127" svg:x="1.331cm" svg:y="1.661cm" svg:width="14.029cm" svg:height="6.178cm">
          <chartooo:coordinate-region svg:x="3.355cm" svg:y="1.86cm" svg:width="11.725cm" svg:height="5.332cm"/>
          <chart:axis chart:dimension="x" chart:name="primary-x" chart:style-name="ch4">
            <chart:title svg:x="7.759cm" svg:y="8.019cm" chart:style-name="ch5">
              <text:p>voltage</text:p>
            </chart:title>
          </chart:axis>
          <chart:axis chart:dimension="y" chart:name="primary-y" chart:style-name="ch4">
            <chart:title svg:x="0.451cm" svg:y="5.072cm" chart:style-name="ch6">
              <text:p>b^2</text:p>
            </chart:title>
            <chart:grid chart:style-name="ch7" chart:class="major"/>
          </chart:axis>
          <chart:series chart:style-name="ch8" chart:values-cell-range-address="Sheet1.E117:Sheet1.E127" chart:class="chart:scatter">
            <chart:domain table:cell-range-address="Sheet1.B117:Sheet1.B127"/>
            <chart:regression-curve chart:style-name="ch9">
              <chart:equation chart:display-r-square="true" svg:x="3.41cm" svg:y="1.954cm"/>
            </chart:regression-curve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3.3">
                <text:p>203.3</text:p>
                <draw:g>
                  <svg:desc>Sheet1.B117:Sheet1.B127</svg:desc>
                </draw:g>
              </table:table-cell>
              <table:table-cell office:value-type="float" office:value="0.000000271412297127064">
                <text:p>0.000000271412297127064</text:p>
                <draw:g>
                  <svg:desc>Sheet1.E117:Sheet1.E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.6">
                <text:p>198.6</text:p>
              </table:table-cell>
              <table:table-cell office:value-type="float" office:value="0.000000261081304072942">
                <text:p>0.000000261081304072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.2">
                <text:p>190.2</text:p>
              </table:table-cell>
              <table:table-cell office:value-type="float" office:value="0.000000247874001241983">
                <text:p>0.000000247874001241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2.4">
                <text:p>262.4</text:p>
              </table:table-cell>
              <table:table-cell office:value-type="float" office:value="0.000000358965832363455">
                <text:p>0.000000358965832363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8.3">
                <text:p>248.3</text:p>
              </table:table-cell>
              <table:table-cell office:value-type="float" office:value="0.000000336266707268935">
                <text:p>0.000000336266707268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1.5">
                <text:p>241.5</text:p>
              </table:table-cell>
              <table:table-cell office:value-type="float" office:value="0.00000032783541303804">
                <text:p>0.00000032783541303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4">
                <text:p>234</text:p>
              </table:table-cell>
              <table:table-cell office:value-type="float" office:value="0.000000317338364986492">
                <text:p>0.0000003173383649864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3.4">
                <text:p>223.4</text:p>
              </table:table-cell>
              <table:table-cell office:value-type="float" office:value="0.000000301490046379513">
                <text:p>0.0000003014900463795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4.8">
                <text:p>214.8</text:p>
              </table:table-cell>
              <table:table-cell office:value-type="float" office:value="0.000000288524264611774">
                <text:p>0.0000002885242646117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5.1">
                <text:p>205.1</text:p>
              </table:table-cell>
              <table:table-cell office:value-type="float" office:value="0.000000274631391862872">
                <text:p>0.0000002746313918628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.3">
                <text:p>197.3</text:p>
              </table:table-cell>
              <table:table-cell office:value-type="float" office:value="0.000000261474943374875">
                <text:p>0.0000002614749433748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